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officeooo:rsid="0004d4ce" officeooo:paragraph-rsid="0004d4ce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6"/>
    <style:style style:name="P16" style:family="paragraph" style:parent-style-name="Text_20_body" style:list-style-name="L17"/>
    <style:style style:name="P17" style:family="paragraph" style:parent-style-name="Text_20_body" style:list-style-name="L18"/>
    <style:style style:name="P18" style:family="paragraph" style:parent-style-name="Text_20_body" style:list-style-name="L19"/>
    <style:style style:name="P19" style:family="paragraph" style:parent-style-name="Text_20_body" style:list-style-name="L20"/>
    <style:style style:name="P20" style:family="paragraph" style:parent-style-name="Text_20_body" style:list-style-name="L21"/>
    <style:style style:name="P21" style:family="paragraph" style:parent-style-name="Text_20_body" style:list-style-name="L22"/>
    <style:style style:name="P22" style:family="paragraph" style:parent-style-name="Text_20_body" style:list-style-name="L23"/>
    <style:style style:name="P23" style:family="paragraph" style:parent-style-name="Text_20_body" style:list-style-name="L24"/>
    <style:style style:name="P24" style:family="paragraph" style:parent-style-name="Text_20_body" style:list-style-name="L25"/>
    <style:style style:name="P25" style:family="paragraph" style:parent-style-name="Text_20_body" style:list-style-name="L26"/>
    <style:style style:name="P26" style:family="paragraph" style:parent-style-name="Text_20_body" style:list-style-name="L27"/>
    <style:style style:name="P27" style:family="paragraph" style:parent-style-name="Text_20_body" style:list-style-name="L28"/>
    <style:style style:name="P28" style:family="paragraph" style:parent-style-name="Text_20_body" style:list-style-name="L29"/>
    <style:style style:name="P29" style:family="paragraph" style:parent-style-name="Text_20_body" style:list-style-name="L30"/>
    <style:style style:name="P30" style:family="paragraph" style:parent-style-name="Text_20_body" style:list-style-name="L31"/>
    <style:style style:name="P31" style:family="paragraph" style:parent-style-name="Text_20_body" style:list-style-name="L32"/>
    <style:style style:name="P32" style:family="paragraph" style:parent-style-name="Text_20_body" style:list-style-name="L33"/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5">
      <style:paragraph-properties fo:margin-top="0cm" fo:margin-bottom="0cm" loext:contextual-spacing="false"/>
    </style:style>
    <style:style style:name="P36" style:family="paragraph" style:parent-style-name="Text_20_body" style:list-style-name="L21">
      <style:paragraph-properties fo:margin-top="0cm" fo:margin-bottom="0cm" loext:contextual-spacing="false"/>
    </style:style>
    <style:style style:name="P37" style:family="paragraph" style:parent-style-name="Text_20_body" style:list-style-name="L23">
      <style:paragraph-properties fo:margin-top="0cm" fo:margin-bottom="0cm" loext:contextual-spacing="false"/>
    </style:style>
    <style:style style:name="T1" style:family="text">
      <style:text-properties officeooo:rsid="0005b2a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the key points from the Terraform v1.2.0 upgrade notes:</text:p>
      <text:list xml:id="list4171318195" text:style-name="L1">
        <text:list-item>
          <text:p text:style-name="P1"><text:span text:style-name="Strong_20_Emphasis">Disable Third-Party Credential Helper</text:span>: If using the <text:span text:style-name="Source_20_Text">terraform-credentials-env</text:span> plugin, disable it, as Terraform now has built-in support for similar functionality.</text:p>
        </text:list-item>
        <text:list-item>
          <text:p text:style-name="P1"><text:span text:style-name="Strong_20_Emphasis">Credential Priority Change</text:span>: Environment variables (<text:span text:style-name="Source_20_Text">TF_TOKEN_...</text:span>) take priority over credentials in CLI configuration and stored credentials. Ensure credentials are not specified in multiple locations to avoid conflicts.</text:p>
        </text:list-item>
        <text:list-item>
          <text:p text:style-name="P1"><text:span text:style-name="Strong_20_Emphasis">Upgrade Required for TFE Provider</text:span>: If using the credentials helper with the <text:span text:style-name="Source_20_Text">hashicorp/tfe</text:span> provider, upgrade to version 0.31 for compatibility with the new environment variable support.</text:p>
        </text:list-item>
        <text:list-item>
          <text:p text:style-name="P1"><text:span text:style-name="Strong_20_Emphasis">Linux Kernel Requirement</text:span>: Official Linux packages now require a kernel version of 2.6.32 or later.</text:p>
        </text:list-item>
        <text:list-item>
          <text:p text:style-name="P1"><text:span text:style-name="Strong_20_Emphasis">TLS Version Requirement</text:span>: Terraform requires TLS v1.2 for outgoing connections, no longer supporting TLS v1.0 and v1.1.</text:p>
        </text:list-item>
        <text:list-item>
          <text:p text:style-name="P1"><text:span text:style-name="Strong_20_Emphasis">CA Certificate Requirement</text:span>: Terraform will not accept CA certificates signed with SHA-1, following industry standards since 2015.</text:p>
        </text:list-item>
        <text:list-item>
          <text:p text:style-name="P1"><text:span text:style-name="Strong_20_Emphasis">Provider Plugins TLS Compliance</text:span>: Changes in TLS requirements apply only to Terraform CLI, not necessarily to provider plugins, which may have their own TLS requirements.</text:p>
        </text:list-item>
      </text:list>
      <text:p text:style-name="Text_20_body">-------------------------------------------------------------</text:p>
      <text:p text:style-name="Text_20_body">Here are the key points from the new features in Terraform v1.2.0:</text:p>
      <text:list xml:id="list2023096017" text:style-name="L2">
        <text:list-item>
          <text:p text:style-name="P2"><text:span text:style-name="Strong_20_Emphasis">Precondition and Postcondition Checks</text:span>:</text:p>
          <text:list>
            <text:list-item>
              <text:p text:style-name="P33">New check blocks for resources, data sources, and module outputs.</text:p>
            </text:list-item>
            <text:list-item>
              <text:p text:style-name="P33">Allows module authors to document assumptions and assertions.</text:p>
            </text:list-item>
            <text:list-item>
              <text:p text:style-name="P33">Custom error messages will be reported if conditions are not met, halting execution.</text:p>
            </text:list-item>
          </text:list>
        </text:list-item>
        <text:list-item>
          <text:p text:style-name="P2"><text:span text:style-name="Strong_20_Emphasis"><text:span text:style-name="Source_20_Text">replace_triggered_by</text:span></text:span><text:span text:style-name="Strong_20_Emphasis"> Lifecycle Argument</text:span>:</text:p>
          <text:list>
            <text:list-item>
              <text:p text:style-name="P33">A new argument for managed resources.</text:p>
            </text:list-item>
            <text:list-item>
              <text:p text:style-name="P33">Triggers replacement of a resource based on changes to an upstream dependency.</text:p>
            </text:list-item>
          </text:list>
        </text:list-item>
        <text:list-item>
          <text:p text:style-name="P2"><text:span text:style-name="Strong_20_Emphasis">Environment Variable for Credentials</text:span>:</text:p>
          <text:list>
            <text:list-item>
              <text:p text:style-name="P33">New environment variable format: <text:span text:style-name="Source_20_Text">TF_TOKEN_</text:span> followed by an encoded hostname.</text:p>
            </text:list-item>
            <text:list-item>
              <text:p text:style-name="P2">Example: <text:span text:style-name="Source_20_Text">TF_TOKEN_app_terraform_io</text:span> serves as a bearer token for requests to "app.terraform.io" (for Terraform Cloud integration and private registry requests).</text:p>
            </text:list-item>
          </text:list>
        </text:list-item>
      </text:list>
      <text:p text:style-name="Text_20_body">--------------------------------------------------------------</text:p>
      <text:p text:style-name="Text_20_body">Here are the key points from the enhancements in Terraform v1.2.0:</text:p>
      <text:list xml:id="list3153565293" text:style-name="L3">
        <text:list-item>
          <text:p text:style-name="P3"><text:span text:style-name="Strong_20_Emphasis">Plan Output Clarity</text:span>:</text:p>
        </text:list-item>
      </text:list>
      <text:list xml:id="list3700415971" text:style-name="L9">
        <text:list-item>
          <text:p text:style-name="P8">The plan will now show "Changes outside of Terraform" only if they relate to resources that affect the proposed changes.</text:p>
        </text:list-item>
      </text:list>
      <text:list xml:id="list2238016483" text:style-name="L10">
        <text:list-item>
          <text:p text:style-name="P9"><text:span text:style-name="Strong_20_Emphasis">Improved Error Messages</text:span>:</text:p>
        </text:list-item>
      </text:list>
      <text:list xml:id="list1562659901" text:style-name="L11">
        <text:list-item>
          <text:p text:style-name="P10"><text:soft-page-break/>Error messages for preconditions, postconditions, and custom validations can now include dynamic values, providing more context.</text:p>
        </text:list-item>
      </text:list>
      <text:list xml:id="list646762078" text:style-name="L12">
        <text:list-item>
          <text:p text:style-name="P11"><text:span text:style-name="Strong_20_Emphasis">Progress Information in Terraform Cloud</text:span>:</text:p>
        </text:list-item>
      </text:list>
      <text:list xml:id="list1895456425" text:style-name="L13">
        <text:list-item>
          <text:p text:style-name="P12">When running a remote operation, the CLI will now show details about post-plan tasks.</text:p>
        </text:list-item>
      </text:list>
      <text:list xml:id="list3944675200" text:style-name="L14">
        <text:list-item>
          <text:p text:style-name="P13"><text:span text:style-name="Strong_20_Emphasis">Deferred Data Resource Notification</text:span>:</text:p>
        </text:list-item>
      </text:list>
      <text:list xml:id="list3872191912" text:style-name="L15">
        <text:list-item>
          <text:p text:style-name="P14">The plan output will indicate if a data resource read is delayed to the apply step due to dependencies on managed resources with pending changes.</text:p>
        </text:list-item>
      </text:list>
      <text:list xml:id="list4087997848" text:style-name="L16">
        <text:list-item>
          <text:p text:style-name="P15"><text:span text:style-name="Strong_20_Emphasis">Enhanced "Invalid for_each" Message</text:span>:</text:p>
        </text:list-item>
      </text:list>
      <text:list xml:id="list1974983674" text:style-name="L17">
        <text:list-item>
          <text:p text:style-name="P16">The error message for invalid <text:span text:style-name="Source_20_Text">for_each</text:span> arguments now suggests moving apply-time values into map values to avoid issues.</text:p>
        </text:list-item>
      </text:list>
      <text:list xml:id="list1341484043" text:style-name="L18">
        <text:list-item>
          <text:p text:style-name="P17"><text:span text:style-name="Strong_20_Emphasis">Clearer Error and Warning Messages</text:span>:</text:p>
        </text:list-item>
      </text:list>
      <text:list xml:id="list3925169544" text:style-name="L19">
        <text:list-item>
          <text:p text:style-name="P18">Error and warning messages regarding invalid provider configurations between modules have been improved for better clarity.</text:p>
        </text:list-item>
      </text:list>
      <text:list xml:id="list2627609340" text:style-name="L20">
        <text:list-item>
          <text:p text:style-name="P19"><text:span text:style-name="Strong_20_Emphasis">New Environment Variable Fallbacks</text:span>:</text:p>
        </text:list-item>
      </text:list>
      <text:list xml:id="list665029026" text:style-name="L21">
        <text:list-item>
          <text:p text:style-name="P36"><text:span text:style-name="Source_20_Text">TF_CLOUD_ORGANIZATION</text:span> and <text:span text:style-name="Source_20_Text">TF_CLOUD_HOSTNAME</text:span> can now serve as fallbacks for cloud block arguments.</text:p>
        </text:list-item>
        <text:list-item>
          <text:p text:style-name="P20"><text:span text:style-name="Source_20_Text">TF_WORKSPACE</text:span> can implicitly set a selected workspace if not explicitly specified in the cloud block.</text:p>
        </text:list-item>
      </text:list>
      <text:list xml:id="list1474488868" text:style-name="L22">
        <text:list-item>
          <text:p text:style-name="P21"><text:span text:style-name="Strong_20_Emphasis">AzureRM Backend Updates</text:span>:</text:p>
        </text:list-item>
      </text:list>
      <text:list xml:id="list235523432" text:style-name="L23">
        <text:list-item>
          <text:p text:style-name="P37">Defaults to using MSAL (Microsoft Graph) for authentication instead of ADAL.</text:p>
        </text:list-item>
        <text:list-item>
          <text:p text:style-name="P22">Supports service principal authentication using OpenID Connect.</text:p>
        </text:list-item>
      </text:list>
      <text:list xml:id="list2838115591" text:style-name="L24">
        <text:list-item>
          <text:p text:style-name="P23"><text:span text:style-name="Strong_20_Emphasis">Certificate Validation on macOS</text:span>:</text:p>
        </text:list-item>
      </text:list>
      <text:list xml:id="list2099779212" text:style-name="L25">
        <text:list-item>
          <text:p text:style-name="P24">On macOS, Terraform will use platform APIs to validate TLS server certificates, potentially changing which root certificates are accepted.</text:p>
        </text:list-item>
      </text:list>
      <text:list xml:id="list3723490871" text:style-name="L26">
        <text:list-item>
          <text:p text:style-name="P25"><text:span text:style-name="Strong_20_Emphasis">Clarity in Provider Installation Errors</text:span>:</text:p>
        </text:list-item>
      </text:list>
      <text:list xml:id="list3415985350" text:style-name="L27">
        <text:list-item>
          <text:p text:style-name="P26">Error messages for provider installation failures will now include the remote host for better context.</text:p>
        </text:list-item>
      </text:list>
      <text:list xml:id="list295313154" text:style-name="L28">
        <text:list-item>
          <text:p text:style-name="P27"><text:span text:style-name="Strong_20_Emphasis">Warning for ignore_changes Attribute</text:span>:</text:p>
        </text:list-item>
      </text:list>
      <text:list xml:id="list3205032109" text:style-name="L29">
        <text:list-item>
          <text:p text:style-name="P28">A warning will appear if an attribute managed only by the provider is added to <text:span text:style-name="Source_20_Text">ignore_changes</text:span>, as it has no effect.</text:p>
        </text:list-item>
      </text:list>
      <text:list xml:id="list1332988018" text:style-name="L30">
        <text:list-item>
          <text:p text:style-name="P29"><text:span text:style-name="Strong_20_Emphasis">Output Type Information in JSON</text:span>:</text:p>
        </text:list-item>
      </text:list>
      <text:list xml:id="list2046926758" text:style-name="L31">
        <text:list-item>
          <text:p text:style-name="P30">The <text:span text:style-name="Source_20_Text">terraform show -json</text:span> command now provides exact type information for output values.</text:p>
        </text:list-item>
      </text:list>
      <text:list xml:id="list747124055" text:style-name="L32">
        <text:list-item>
          <text:p text:style-name="P31"><text:span text:style-name="Strong_20_Emphasis">SSH Provisioner Enhancements</text:span>:</text:p>
        </text:list-item>
      </text:list>
      <text:list xml:id="list1795972447" text:style-name="L33">
        <text:list-item>
          <text:p text:style-name="P32"><text:soft-page-break/>The SSH provisioner now supports SSH over HTTP proxy and newer key algorithms for compatibility with recent OpenSSH versions.</text:p>
        </text:list-item>
      </text:list>
      <text:list xml:id="list185847896984996" text:continue-list="list3153565293" text:style-name="L3">
        <text:list-header>
          <text:p text:style-name="P3"/>
        </text:list-header>
      </text:list>
      <text:p text:style-name="Text_20_body">------------------------------------------------------------------------------------------</text:p>
      <text:p text:style-name="P4">1.2.3</text:p>
      <text:p text:style-name="P4"><text:span text:style-name="Strong_20_Emphasis">Deprecation of Remote State Backends</text:span>:</text:p>
      <text:list xml:id="list1475476315" text:style-name="L5">
        <text:list-item>
          <text:p text:style-name="P35">The following backends are now marked as deprecated and will be removed in a future release:</text:p>
          <text:list>
            <text:list-item>
              <text:p text:style-name="P35"><text:span text:style-name="Strong_20_Emphasis">artifactory</text:span></text:p>
            </text:list-item>
            <text:list-item>
              <text:p text:style-name="P35"><text:span text:style-name="Strong_20_Emphasis">etcd</text:span></text:p>
            </text:list-item>
            <text:list-item>
              <text:p text:style-name="P35"><text:span text:style-name="Strong_20_Emphasis">etcdv3</text:span></text:p>
            </text:list-item>
            <text:list-item>
              <text:p text:style-name="P35"><text:span text:style-name="Strong_20_Emphasis">manta</text:span></text:p>
            </text:list-item>
            <text:list-item>
              <text:p text:style-name="P5"><text:span text:style-name="Strong_20_Emphasis">swift</text:span></text:p>
            </text:list-item>
          </text:list>
        </text:list-item>
      </text:list>
      <text:list xml:id="list2166964159" text:style-name="L6">
        <text:list-item>
          <text:p text:style-name="P6"><text:span text:style-name="Strong_20_Emphasis">Reason for Deprecation</text:span>:</text:p>
        </text:list-item>
      </text:list>
      <text:list xml:id="list1166652067" text:style-name="L7">
        <text:list-item>
          <text:p text:style-name="P7">These backends have been unmaintained since before Terraform v1.0 and may contain known bugs, outdated packages, or security vulnerabilities.</text:p>
        </text:list-item>
      </text:list>
      <text:p text:style-name="Text_20_body">---------------------------------------------------------------------------------------------</text:p>
      <text:h text:style-name="Heading_20_2" text:outline-level="2">1.2.4 </text:h>
      <text:p text:style-name="Text_20_body"><text:tab/><text:span text:style-name="T1">Improved required_providers validation prevent from single provider being require with multiple names.</text:span></text:p>
      <text:p text:style-name="Text_20_body"><text:span text:style-name="Source_20_Text"><text:span text:style-name="T1">Improved plan performance by optimizing </text:span></text:span><text:span text:style-name="Source_20_Text">addrs.Module.String</text:span> for allocations</text:p>
      <text:p text:style-name="Text_20_body">-----------------------------------------------------------------------------------------</text:p>
      <text:p text:style-name="Text_20_body"/>
      <text:p text:style-name="Text_20_body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5T10:50:09.966031635</meta:creation-date>
    <dc:date>2024-09-25T18:58:46.225744122</dc:date>
    <meta:editing-duration>PT3H17M25S</meta:editing-duration>
    <meta:editing-cycles>1</meta:editing-cycles>
    <meta:document-statistic meta:table-count="0" meta:image-count="0" meta:object-count="0" meta:page-count="3" meta:paragraph-count="66" meta:word-count="691" meta:character-count="4964" meta:non-whitespace-character-count="4390"/>
    <meta:generator>LibreOffice/6.4.7.2$Linux_X86_64 LibreOffice_project/40$Build-2</meta:generator>
  </office:meta>
</office:document-meta>
</file>